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10.927291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56.2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office:value-type="string" table:style-name="ce3">
            <text:p>Utilise le token</text:p>
          </table:table-cell>
          <table:table-cell table:number-columns-repeated="13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9"/>
          <table:table-cell office:value-type="string" table:style-name="ce25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Eric Piguet</dc:creator>
    <meta:creation-date>2016-12-07T10:47:42Z</meta:creation-date>
    <dc:date>2017-01-23T09:57:28Z</dc:date>
    <meta:editing-cycles>5</meta:editing-cycles>
    <meta:editing-duration>PT3335S</meta:editing-duration>
  </office:meta>
</office:document-meta>
</file>